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RMSLE</text:p>
          </table:table-cell>
        </table:table-row>
        <table:table-row table:style-name="ro1">
          <table:table-cell office:value-type="string" calcext:value-type="string">
            <text:p>cart</text:p>
          </table:table-cell>
          <table:table-cell office:value-type="float" office:value="0.2641653" calcext:value-type="float">
            <text:p>0.2641653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0.2752205" calcext:value-type="float">
            <text:p>0.2752205</text:p>
          </table:table-cell>
        </table:table-row>
        <table:table-row table:style-name="ro1">
          <table:table-cell office:value-type="string" calcext:value-type="string">
            <text:p>log reg</text:p>
          </table:table-cell>
          <table:table-cell office:value-type="float" office:value="0.2774616" calcext:value-type="float">
            <text:p>0.2774616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float" office:value="0.2892681" calcext:value-type="float">
            <text:p>0.2892681</text:p>
          </table:table-cell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float" office:value="0.6044373" calcext:value-type="float">
            <text:p>0.6044373</text:p>
          </table:table-cell>
        </table:table-row>
        <table:table-row table:style-name="ro1">
          <table:table-cell office:value-type="string" calcext:value-type="string">
            <text:p>C5.0</text:p>
          </table:table-cell>
          <table:table-cell office:value-type="float" office:value="0.6560474" calcext:value-type="float">
            <text:p>0.6560474</text:p>
          </table:table-cell>
        </table:table-row>
        <table:table-row table:style-name="ro1">
          <table:table-cell office:value-type="string" calcext:value-type="string">
            <text:p>adaboost</text:p>
          </table:table-cell>
          <table:table-cell/>
        </table:table-row>
        <table:table-row table:style-name="ro1">
          <table:table-cell office:value-type="string" calcext:value-type="string">
            <text:p>xgboost</text:p>
          </table:table-cell>
          <table:table-cell table:style-name="Default"/>
        </table:table-row>
      </table:table>
      <table:named-expressions/>
      <table:database-ranges>
        <table:database-range table:name="__Anonymous_Sheet_DB__0" table:target-range-address="Sheet1.A1:Sheet1.B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7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thwik </meta:initial-creator>
    <meta:creation-date>2015-07-12T22:19:01.662924543</meta:creation-date>
    <dc:date>2015-07-12T23:00:15.302454889</dc:date>
    <dc:creator>Rithwik </dc:creator>
    <meta:editing-duration>PT29M58S</meta:editing-duration>
    <meta:editing-cycles>2</meta:editing-cycles>
    <meta:generator>LibreOffice/4.2.7.2$Linux_X86_64 LibreOffice_project/420m0$Build-2</meta:generator>
    <meta:document-statistic meta:table-count="1" meta:cell-count="16" meta:object-count="0"/>
  </office:meta>
</office:document-meta>
</file>